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291" officeooo:paragraph-rsid="00032291"/>
    </style:style>
    <style:style style:name="P2" style:family="paragraph" style:parent-style-name="Standard">
      <style:paragraph-properties fo:text-align="start" style:justify-single-word="false"/>
      <style:text-properties officeooo:rsid="00032291" officeooo:paragraph-rsid="00032291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2291" officeooo:paragraph-rsid="0003229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4cb7a" officeooo:paragraph-rsid="0004cb7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cb7a" officeooo:paragraph-rsid="0004cb7a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32291" officeooo:paragraph-rsid="00032291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032291" officeooo:paragraph-rsid="0004cb7a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officeooo:rsid="00032291" officeooo:paragraph-rsid="0004cb7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32291" officeooo:paragraph-rsid="0004cb7a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officeooo:rsid="00032291" officeooo:paragraph-rsid="00053ce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32291" officeooo:paragraph-rsid="00053ce9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04cb7a" officeooo:paragraph-rsid="0004cb7a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officeooo:rsid="0004cb7a" officeooo:paragraph-rsid="0004cb7a" style:font-weight-asian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weight="normal" officeooo:rsid="0004cb7a" officeooo:paragraph-rsid="00053ce9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officeooo:rsid="00053ce9" officeooo:paragraph-rsid="00053ce9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053ce9" officeooo:paragraph-rsid="00053ce9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53ce9" officeooo:paragraph-rsid="00053ce9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weight="normal" officeooo:rsid="00053ce9" officeooo:paragraph-rsid="00053ce9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weight="normal" officeooo:rsid="00053ce9" officeooo:paragraph-rsid="00053ce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32291" officeooo:paragraph-rsid="00032291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53ce9" officeooo:paragraph-rsid="00053ce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2291"/>
    </style:style>
    <style:style style:name="T3" style:family="text">
      <style:text-properties officeooo:rsid="00053ce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’utilisation détaillé</text:p>
      <text:p text:style-name="P2"><text:span text:style-name="T1">Nom : </text:span>commande</text:p>
      <text:p text:style-name="P2"><text:span text:style-name="T1">Acteur :</text:span> client</text:p>
      <text:p text:style-name="P2"><text:span text:style-name="T1">Données d’entrée : </text:span>Produit sélectionnes par le client</text:p>
      <text:p text:style-name="P2">Le cas d’utilisation commence lorsque le client clique sur le bouton « valider mon panier »</text:p>
      <text:p text:style-name="P3">Scenario principal :<text:tab/></text:p>
      <text:p text:style-name="P3"/>
      <text:list xml:id="list2428675538" text:style-name="L5">
        <text:list-item>
          <text:p text:style-name="P15">le système envoie un formulaire de paiement</text:p>
        </text:list-item>
        <text:list-item>
          <text:p text:style-name="P10">le client rentre les donnée de paiement dans un formulaire et confirme le paiement</text:p>
        </text:list-item>
        <text:list-item>
          <text:p text:style-name="P10">le système le renvoie a la page d’accueil et envoie un mail de confirmation</text:p>
        </text:list-item>
      </text:list>
      <text:p text:style-name="P3"/>
      <text:p text:style-name="P21">Scenario alternative 1 :</text:p>
      <text:p text:style-name="P3"/>
      <text:list xml:id="list504541216" text:style-name="L1">
        <text:list-item>
          <text:p text:style-name="P6">le système demande de se connecter</text:p>
        </text:list-item>
        <text:list-item>
          <text:p text:style-name="P6">le client se connecte</text:p>
        </text:list-item>
        <text:list-item>
          <text:p text:style-name="P16">le système envoie un formulaire de paiement</text:p>
        </text:list-item>
        <text:list-item>
          <text:p text:style-name="P6">le client rentre les donnée de paiement dans un formulaire et confirme le paiement</text:p>
        </text:list-item>
        <text:list-item>
          <text:p text:style-name="P6">le système le renvoie a la page d’accueil et envoie un mail de confirmation</text:p>
        </text:list-item>
      </text:list>
      <text:p text:style-name="P5"/>
      <text:p text:style-name="P4">Scenario alternative 2 :</text:p>
      <text:p text:style-name="P4"/>
      <text:list xml:id="list48855481" text:style-name="L2">
        <text:list-item>
          <text:p text:style-name="P12">le système demande de se connecter</text:p>
        </text:list-item>
        <text:list-item>
          <text:p text:style-name="P12">le client n’a pas de compte client donc il le créer </text:p>
        </text:list-item>
        <text:list-item>
          <text:p text:style-name="P12"><text:s/>il se connecter</text:p>
        </text:list-item>
        <text:list-item>
          <text:p text:style-name="P17">le système envoie un formulaire de paiement</text:p>
        </text:list-item>
        <text:list-item>
          <text:p text:style-name="P7">le client rentre les donnée de paiement dans un formulaire et confirme le paiement</text:p>
        </text:list-item>
        <text:list-item>
          <text:p text:style-name="P7">le système le renvoie a la page d’accueil et envoie un mail de confirmation</text:p>
        </text:list-item>
      </text:list>
      <text:p text:style-name="P9"/>
      <text:p text:style-name="P21">Scenario alternative 3 :</text:p>
      <text:p text:style-name="P21"/>
      <text:list xml:id="list478498989" text:style-name="L6">
        <text:list-item>
          <text:p text:style-name="P19">le système envoie un formulaire de paiement</text:p>
        </text:list-item>
        <text:list-item>
          <text:p text:style-name="P19"><text:span text:style-name="T2">le client rentre les donnée de paiement dans un formulaire et </text:span>le<text:span text:style-name="T2"> paiement </text:span>ne passe pas </text:p>
        </text:list-item>
        <text:list-item>
          <text:p text:style-name="P14">le système abandonne la commande et la commande n’est pas enregistrer</text:p>
        </text:list-item>
      </text:list>
      <text:p text:style-name="P11"/>
      <text:p text:style-name="P4">Scenario alternative <text:span text:style-name="T3">4</text:span> :</text:p>
      <text:p text:style-name="P4"/>
      <text:list xml:id="list1426660739" text:style-name="L4">
        <text:list-item>
          <text:p text:style-name="P13">le système demande de se connecter</text:p>
        </text:list-item>
        <text:list-item>
          <text:p text:style-name="P13"><text:s/>il se connecter</text:p>
        </text:list-item>
        <text:list-item>
          <text:p text:style-name="P18">le système envoie un formulaire de paiement</text:p>
        </text:list-item>
        <text:list-item>
          <text:p text:style-name="P8">le client rentre les donnée de paiement dans un formulaire et <text:span text:style-name="T3">le</text:span> paiement <text:span text:style-name="T3">ne passe pas </text:span></text:p>
        </text:list-item>
        <text:list-item>
          <text:p text:style-name="P13">le système abandonne la commande et la commande n’est pas enregistr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0:21:05.772858426</meta:creation-date>
    <dc:date>2023-10-30T11:45:21.030218874</dc:date>
    <meta:editing-duration>PT16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286" meta:character-count="1565" meta:non-whitespace-character-count="1327"/>
  </office:meta>
</office:document-meta>
</file>